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RW Chancery L" svg:font-family="'URW Chancery L'"/>
    <style:font-face style:name="URW Chancery L1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imbus Sans" fo:font-size="12pt" fo:font-weight="normal" officeooo:rsid="000e930a" officeooo:paragraph-rsid="000e930a" style:font-size-asian="10.5pt" style:font-weight-asian="normal" style:font-size-complex="12pt" style:font-weight-complex="normal"/>
    </style:style>
    <style:style style:name="P2" style:family="paragraph" style:parent-style-name="Standard">
      <style:text-properties style:font-name="URW Chancery L1" officeooo:rsid="0018939a" officeooo:paragraph-rsid="0016483f"/>
    </style:style>
    <style:style style:name="P3" style:family="paragraph" style:parent-style-name="Standard" style:list-style-name="L2">
      <style:text-properties style:font-name="URW Chancery L1" officeooo:rsid="001f31ab" officeooo:paragraph-rsid="0016483f"/>
    </style:style>
    <style:style style:name="P4" style:family="paragraph" style:parent-style-name="Standard">
      <style:text-properties style:font-name="URW Chancery L1" officeooo:rsid="001f31ab" officeooo:paragraph-rsid="0016483f"/>
    </style:style>
    <style:style style:name="P5" style:family="paragraph" style:parent-style-name="Standard">
      <style:text-properties style:font-name="URW Chancery L1" officeooo:rsid="0019ea53" officeooo:paragraph-rsid="0016483f"/>
    </style:style>
    <style:style style:name="P6" style:family="paragraph" style:parent-style-name="Standard">
      <style:text-properties style:font-name="URW Chancery L" fo:font-size="18pt" fo:font-weight="bold" officeooo:rsid="0016483f" officeooo:paragraph-rsid="0016483f" style:font-size-asian="18pt" style:font-weight-asian="bold" style:font-size-complex="18pt" style:font-weight-complex="bold"/>
    </style:style>
    <style:style style:name="P7" style:family="paragraph" style:parent-style-name="Standard">
      <style:text-properties style:font-name="URW Chancery L" fo:font-size="12pt" fo:font-style="italic" fo:font-weight="normal" officeooo:rsid="0015eb26" officeooo:paragraph-rsid="0015eb26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style:font-name="URW Chancery L" fo:font-size="12pt" fo:font-weight="normal" officeooo:rsid="00149f00" officeooo:paragraph-rsid="00149f00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URW Chancery L" fo:font-size="12pt" fo:font-weight="normal" officeooo:rsid="0014efb0" officeooo:paragraph-rsid="0014efb0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text-properties style:font-name="URW Chancery L" fo:font-size="12pt" fo:font-weight="normal" officeooo:rsid="0014efb0" officeooo:paragraph-rsid="0014efb0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URW Chancery L" fo:font-size="12pt" fo:font-weight="normal" officeooo:rsid="00129814" officeooo:paragraph-rsid="0013c41a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text-properties style:font-name="URW Chancery L" officeooo:rsid="0014efb0" officeooo:paragraph-rsid="0014efb0"/>
    </style:style>
    <style:style style:name="T1" style:family="text">
      <style:text-properties style:font-name="Nimbus Sans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font-name="Nimbus Sans" fo:font-size="12pt" fo:font-weight="normal" officeooo:rsid="0013c41a" style:font-size-asian="10.5pt" style:font-weight-asian="normal" style:font-size-complex="12pt" style:font-weight-complex="normal"/>
    </style:style>
    <style:style style:name="T3" style:family="text">
      <style:text-properties officeooo:rsid="0014efb0"/>
    </style:style>
    <style:style style:name="T4" style:family="text">
      <style:text-properties officeooo:rsid="001f31ab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3c41a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hocolate Chip Cookies</text:p>
      <text:p text:style-name="P7">by Brooke Warman</text:p>
      <text:p text:style-name="P1"/>
      <text:p text:style-name="P8">4 <text:tab/><text:tab/>Eggs</text:p>
      <text:p text:style-name="P8">1 lb.<text:tab/><text:tab/>Butter, <text:span text:style-name="T3">unsalted</text:span></text:p>
      <text:p text:style-name="P8">1 ½ c.<text:tab/><text:tab/>White sugar</text:p>
      <text:p text:style-name="P8">1 ½ c.<text:tab/><text:tab/>Brown sugar</text:p>
      <text:p text:style-name="P8">2 t.<text:tab/><text:tab/>Vanilla</text:p>
      <text:p text:style-name="P8">2 t.<text:tab/><text:tab/>Baking soda</text:p>
      <text:p text:style-name="P8">1 t.<text:tab/><text:tab/>Salt</text:p>
      <text:p text:style-name="P8">6 c.<text:tab/><text:tab/>Flour</text:p>
      <text:p text:style-name="P9">11 – 12 oz.<text:tab/>Chocolate chips</text:p>
      <text:p text:style-name="P11"/>
      <text:list xml:id="list2246740300" text:style-name="L1">
        <text:list-item>
          <text:p text:style-name="P12"><text:span text:style-name="T6">P</text:span><text:span text:style-name="T5">reheat oven to 375.</text:span></text:p>
        </text:list-item>
        <text:list-item>
          <text:p text:style-name="P12"><text:span text:style-name="T6">C</text:span><text:span text:style-name="T5">ream eggs, butter, both sugars. </text:span></text:p>
        </text:list-item>
        <text:list-item>
          <text:p text:style-name="P10">Mix in vanilla, baking soda, and salt.</text:p>
        </text:list-item>
        <text:list-item>
          <text:p text:style-name="P10">Gradually incorporate flour (1 cup at a time).</text:p>
        </text:list-item>
        <text:list-item>
          <text:p text:style-name="P10">Drop individual cookies on to cookie sheets.</text:p>
        </text:list-item>
        <text:list-item>
          <text:p text:style-name="P10">Bake for 10 minutes.</text:p>
        </text:list-item>
        <text:list-item>
          <text:p text:style-name="P10">Let sit on top of oven for 5 minutes.</text:p>
        </text:list-item>
        <text:list-item>
          <text:p text:style-name="P10">Move cookies to cooling rack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RW Chancery L" svg:font-family="'URW Chancery L'"/>
    <style:font-face style:name="URW Chancery L1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0T11:07:56.049990266</meta:creation-date>
    <dc:date>2022-11-07T10:50:36.849354374</dc:date>
    <meta:editing-duration>PT1H28M30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97" meta:character-count="460" meta:non-whitespace-character-count="379"/>
  </office:meta>
</office:document-meta>
</file>